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0x0000</text:p>
          </table:table-cell>
          <table:table-cell office:value-type="float" office:value="0" table:formula="of:=HEX2DEC(RIGHT([.A1];4))" table:style-name="ce1">
            <text:p>0</text:p>
          </table:table-cell>
          <table:table-cell office:value-type="string" table:style-name="ce1">
            <text:p>PropertyTagGpsV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1</text:p>
          </table:table-cell>
          <table:table-cell office:value-type="float" office:value="1" table:formula="of:=HEX2DEC(RIGHT([.A2];4))" table:style-name="ce1">
            <text:p>1</text:p>
          </table:table-cell>
          <table:table-cell office:value-type="string" table:style-name="ce1">
            <text:p>PropertyTagGpsLatitude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2</text:p>
          </table:table-cell>
          <table:table-cell office:value-type="float" office:value="2" table:formula="of:=HEX2DEC(RIGHT([.A3];4))" table:style-name="ce1">
            <text:p>2</text:p>
          </table:table-cell>
          <table:table-cell office:value-type="string" table:style-name="ce1">
            <text:p>PropertyTagGpsLatit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3</text:p>
          </table:table-cell>
          <table:table-cell office:value-type="float" office:value="3" table:formula="of:=HEX2DEC(RIGHT([.A4];4))" table:style-name="ce1">
            <text:p>3</text:p>
          </table:table-cell>
          <table:table-cell office:value-type="string" table:style-name="ce1">
            <text:p>PropertyTagGpsLongitude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4</text:p>
          </table:table-cell>
          <table:table-cell office:value-type="float" office:value="4" table:formula="of:=HEX2DEC(RIGHT([.A5];4))" table:style-name="ce1">
            <text:p>4</text:p>
          </table:table-cell>
          <table:table-cell office:value-type="string" table:style-name="ce1">
            <text:p>PropertyTagGpsLongit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5</text:p>
          </table:table-cell>
          <table:table-cell office:value-type="float" office:value="5" table:formula="of:=HEX2DEC(RIGHT([.A6];4))" table:style-name="ce1">
            <text:p>5</text:p>
          </table:table-cell>
          <table:table-cell office:value-type="string" table:style-name="ce1">
            <text:p>PropertyTagGpsAltitude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6</text:p>
          </table:table-cell>
          <table:table-cell office:value-type="float" office:value="6" table:formula="of:=HEX2DEC(RIGHT([.A7];4))" table:style-name="ce1">
            <text:p>6</text:p>
          </table:table-cell>
          <table:table-cell office:value-type="string" table:style-name="ce1">
            <text:p>PropertyTagGpsAltit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7</text:p>
          </table:table-cell>
          <table:table-cell office:value-type="float" office:value="7" table:formula="of:=HEX2DEC(RIGHT([.A8];4))" table:style-name="ce1">
            <text:p>7</text:p>
          </table:table-cell>
          <table:table-cell office:value-type="string" table:style-name="ce1">
            <text:p>PropertyTagGpsGps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8</text:p>
          </table:table-cell>
          <table:table-cell office:value-type="float" office:value="8" table:formula="of:=HEX2DEC(RIGHT([.A9];4))" table:style-name="ce1">
            <text:p>8</text:p>
          </table:table-cell>
          <table:table-cell office:value-type="string" table:style-name="ce1">
            <text:p>PropertyTagGpsGpsSatelli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9</text:p>
          </table:table-cell>
          <table:table-cell office:value-type="float" office:value="9" table:formula="of:=HEX2DEC(RIGHT([.A10];4))" table:style-name="ce1">
            <text:p>9</text:p>
          </table:table-cell>
          <table:table-cell office:value-type="string" table:style-name="ce1">
            <text:p>PropertyTagGpsGpsStat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A</text:p>
          </table:table-cell>
          <table:table-cell office:value-type="float" office:value="10" table:formula="of:=HEX2DEC(RIGHT([.A11];4))" table:style-name="ce1">
            <text:p>10</text:p>
          </table:table-cell>
          <table:table-cell office:value-type="string" table:style-name="ce1">
            <text:p>PropertyTagGpsGpsMeasureM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B</text:p>
          </table:table-cell>
          <table:table-cell office:value-type="float" office:value="11" table:formula="of:=HEX2DEC(RIGHT([.A12];4))" table:style-name="ce1">
            <text:p>11</text:p>
          </table:table-cell>
          <table:table-cell office:value-type="string" table:style-name="ce1">
            <text:p>PropertyTagGpsGpsDo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C</text:p>
          </table:table-cell>
          <table:table-cell office:value-type="float" office:value="12" table:formula="of:=HEX2DEC(RIGHT([.A13];4))" table:style-name="ce1">
            <text:p>12</text:p>
          </table:table-cell>
          <table:table-cell office:value-type="string" table:style-name="ce1">
            <text:p>PropertyTagGpsSpeed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D</text:p>
          </table:table-cell>
          <table:table-cell office:value-type="float" office:value="13" table:formula="of:=HEX2DEC(RIGHT([.A14];4))" table:style-name="ce1">
            <text:p>13</text:p>
          </table:table-cell>
          <table:table-cell office:value-type="string" table:style-name="ce1">
            <text:p>PropertyTagGpsSpe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E</text:p>
          </table:table-cell>
          <table:table-cell office:value-type="float" office:value="14" table:formula="of:=HEX2DEC(RIGHT([.A15];4))" table:style-name="ce1">
            <text:p>14</text:p>
          </table:table-cell>
          <table:table-cell office:value-type="string" table:style-name="ce1">
            <text:p>PropertyTagGpsTrack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0F</text:p>
          </table:table-cell>
          <table:table-cell office:value-type="float" office:value="15" table:formula="of:=HEX2DEC(RIGHT([.A16];4))" table:style-name="ce1">
            <text:p>15</text:p>
          </table:table-cell>
          <table:table-cell office:value-type="string" table:style-name="ce1">
            <text:p>PropertyTagGpsTra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0</text:p>
          </table:table-cell>
          <table:table-cell office:value-type="float" office:value="16" table:formula="of:=HEX2DEC(RIGHT([.A17];4))" table:style-name="ce1">
            <text:p>16</text:p>
          </table:table-cell>
          <table:table-cell office:value-type="string" table:style-name="ce1">
            <text:p>PropertyTagGpsImgDir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1</text:p>
          </table:table-cell>
          <table:table-cell office:value-type="float" office:value="17" table:formula="of:=HEX2DEC(RIGHT([.A18];4))" table:style-name="ce1">
            <text:p>17</text:p>
          </table:table-cell>
          <table:table-cell office:value-type="string" table:style-name="ce1">
            <text:p>PropertyTagGpsImgD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2</text:p>
          </table:table-cell>
          <table:table-cell office:value-type="float" office:value="18" table:formula="of:=HEX2DEC(RIGHT([.A19];4))" table:style-name="ce1">
            <text:p>18</text:p>
          </table:table-cell>
          <table:table-cell office:value-type="string" table:style-name="ce1">
            <text:p>PropertyTagGpsMapDat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3</text:p>
          </table:table-cell>
          <table:table-cell office:value-type="float" office:value="19" table:formula="of:=HEX2DEC(RIGHT([.A20];4))" table:style-name="ce1">
            <text:p>19</text:p>
          </table:table-cell>
          <table:table-cell office:value-type="string" table:style-name="ce1">
            <text:p>PropertyTagGpsDestLat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4</text:p>
          </table:table-cell>
          <table:table-cell office:value-type="float" office:value="20" table:formula="of:=HEX2DEC(RIGHT([.A21];4))" table:style-name="ce1">
            <text:p>20</text:p>
          </table:table-cell>
          <table:table-cell office:value-type="string" table:style-name="ce1">
            <text:p>PropertyTagGpsDestL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5</text:p>
          </table:table-cell>
          <table:table-cell office:value-type="float" office:value="21" table:formula="of:=HEX2DEC(RIGHT([.A22];4))" table:style-name="ce1">
            <text:p>21</text:p>
          </table:table-cell>
          <table:table-cell office:value-type="string" table:style-name="ce1">
            <text:p>PropertyTagGpsDestLong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6</text:p>
          </table:table-cell>
          <table:table-cell office:value-type="float" office:value="22" table:formula="of:=HEX2DEC(RIGHT([.A23];4))" table:style-name="ce1">
            <text:p>22</text:p>
          </table:table-cell>
          <table:table-cell office:value-type="string" table:style-name="ce1">
            <text:p>PropertyTagGpsDestLo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7</text:p>
          </table:table-cell>
          <table:table-cell office:value-type="float" office:value="23" table:formula="of:=HEX2DEC(RIGHT([.A24];4))" table:style-name="ce1">
            <text:p>23</text:p>
          </table:table-cell>
          <table:table-cell office:value-type="string" table:style-name="ce1">
            <text:p>PropertyTagGpsDestBear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8</text:p>
          </table:table-cell>
          <table:table-cell office:value-type="float" office:value="24" table:formula="of:=HEX2DEC(RIGHT([.A25];4))" table:style-name="ce1">
            <text:p>24</text:p>
          </table:table-cell>
          <table:table-cell office:value-type="string" table:style-name="ce1">
            <text:p>PropertyTagGpsDestBe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9</text:p>
          </table:table-cell>
          <table:table-cell office:value-type="float" office:value="25" table:formula="of:=HEX2DEC(RIGHT([.A26];4))" table:style-name="ce1">
            <text:p>25</text:p>
          </table:table-cell>
          <table:table-cell office:value-type="string" table:style-name="ce1">
            <text:p>PropertyTagGpsDestDistR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1A</text:p>
          </table:table-cell>
          <table:table-cell office:value-type="float" office:value="26" table:formula="of:=HEX2DEC(RIGHT([.A27];4))" table:style-name="ce1">
            <text:p>26</text:p>
          </table:table-cell>
          <table:table-cell office:value-type="string" table:style-name="ce1">
            <text:p>PropertyTagGpsDestDi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FE</text:p>
          </table:table-cell>
          <table:table-cell office:value-type="float" office:value="254" table:formula="of:=HEX2DEC(RIGHT([.A28];4))" table:style-name="ce1">
            <text:p>254</text:p>
          </table:table-cell>
          <table:table-cell office:value-type="string" table:style-name="ce1">
            <text:p>PropertyTagNewSubfileTyp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0FF</text:p>
          </table:table-cell>
          <table:table-cell office:value-type="float" office:value="255" table:formula="of:=HEX2DEC(RIGHT([.A29];4))" table:style-name="ce1">
            <text:p>255</text:p>
          </table:table-cell>
          <table:table-cell office:value-type="string" table:style-name="ce1">
            <text:p>PropertyTagSubfileTyp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0</text:p>
          </table:table-cell>
          <table:table-cell office:value-type="float" office:value="256" table:formula="of:=HEX2DEC(RIGHT([.A30];4))" table:style-name="ce1">
            <text:p>256</text:p>
          </table:table-cell>
          <table:table-cell office:value-type="string" table:style-name="ce1">
            <text:p>PropertyTagImageWid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1</text:p>
          </table:table-cell>
          <table:table-cell office:value-type="float" office:value="257" table:formula="of:=HEX2DEC(RIGHT([.A31];4))" table:style-name="ce1">
            <text:p>257</text:p>
          </table:table-cell>
          <table:table-cell office:value-type="string" table:style-name="ce1">
            <text:p>PropertyTagImageHe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2</text:p>
          </table:table-cell>
          <table:table-cell office:value-type="float" office:value="258" table:formula="of:=HEX2DEC(RIGHT([.A32];4))" table:style-name="ce1">
            <text:p>258</text:p>
          </table:table-cell>
          <table:table-cell office:value-type="string" table:style-name="ce1">
            <text:p>PropertyTagBitsPerSam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3</text:p>
          </table:table-cell>
          <table:table-cell office:value-type="float" office:value="259" table:formula="of:=HEX2DEC(RIGHT([.A33];4))" table:style-name="ce1">
            <text:p>259</text:p>
          </table:table-cell>
          <table:table-cell office:value-type="string" table:style-name="ce1">
            <text:p>PropertyTagCompress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6</text:p>
          </table:table-cell>
          <table:table-cell office:value-type="float" office:value="262" table:formula="of:=HEX2DEC(RIGHT([.A34];4))" table:style-name="ce1">
            <text:p>262</text:p>
          </table:table-cell>
          <table:table-cell office:value-type="string" table:style-name="ce1">
            <text:p>PropertyTagPhotometricInter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7</text:p>
          </table:table-cell>
          <table:table-cell office:value-type="float" office:value="263" table:formula="of:=HEX2DEC(RIGHT([.A35];4))" table:style-name="ce1">
            <text:p>263</text:p>
          </table:table-cell>
          <table:table-cell office:value-type="string" table:style-name="ce1">
            <text:p>PropertyTagThreshHold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8</text:p>
          </table:table-cell>
          <table:table-cell office:value-type="float" office:value="264" table:formula="of:=HEX2DEC(RIGHT([.A36];4))" table:style-name="ce1">
            <text:p>264</text:p>
          </table:table-cell>
          <table:table-cell office:value-type="string" table:style-name="ce1">
            <text:p>PropertyTagCellWid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9</text:p>
          </table:table-cell>
          <table:table-cell office:value-type="float" office:value="265" table:formula="of:=HEX2DEC(RIGHT([.A37];4))" table:style-name="ce1">
            <text:p>265</text:p>
          </table:table-cell>
          <table:table-cell office:value-type="string" table:style-name="ce1">
            <text:p>PropertyTagCellHe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A</text:p>
          </table:table-cell>
          <table:table-cell office:value-type="float" office:value="266" table:formula="of:=HEX2DEC(RIGHT([.A38];4))" table:style-name="ce1">
            <text:p>266</text:p>
          </table:table-cell>
          <table:table-cell office:value-type="string" table:style-name="ce1">
            <text:p>PropertyTagFillOr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D</text:p>
          </table:table-cell>
          <table:table-cell office:value-type="float" office:value="269" table:formula="of:=HEX2DEC(RIGHT([.A39];4))" table:style-name="ce1">
            <text:p>269</text:p>
          </table:table-cell>
          <table:table-cell office:value-type="string" table:style-name="ce1">
            <text:p>PropertyTagDocument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E</text:p>
          </table:table-cell>
          <table:table-cell office:value-type="float" office:value="270" table:formula="of:=HEX2DEC(RIGHT([.A40];4))" table:style-name="ce1">
            <text:p>270</text:p>
          </table:table-cell>
          <table:table-cell office:value-type="string" table:style-name="ce1">
            <text:p>PropertyTagImageDescrip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0F</text:p>
          </table:table-cell>
          <table:table-cell office:value-type="float" office:value="271" table:formula="of:=HEX2DEC(RIGHT([.A41];4))" table:style-name="ce1">
            <text:p>271</text:p>
          </table:table-cell>
          <table:table-cell office:value-type="string" table:style-name="ce1">
            <text:p>PropertyTagEquipMak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0</text:p>
          </table:table-cell>
          <table:table-cell office:value-type="float" office:value="272" table:formula="of:=HEX2DEC(RIGHT([.A42];4))" table:style-name="ce1">
            <text:p>272</text:p>
          </table:table-cell>
          <table:table-cell office:value-type="string" table:style-name="ce1">
            <text:p>PropertyTagEquipMod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1</text:p>
          </table:table-cell>
          <table:table-cell office:value-type="float" office:value="273" table:formula="of:=HEX2DEC(RIGHT([.A43];4))" table:style-name="ce1">
            <text:p>273</text:p>
          </table:table-cell>
          <table:table-cell office:value-type="string" table:style-name="ce1">
            <text:p>PropertyTagStripOffse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2</text:p>
          </table:table-cell>
          <table:table-cell office:value-type="float" office:value="274" table:formula="of:=HEX2DEC(RIGHT([.A44];4))" table:style-name="ce1">
            <text:p>274</text:p>
          </table:table-cell>
          <table:table-cell office:value-type="string" table:style-name="ce1">
            <text:p>PropertyTagOrient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5</text:p>
          </table:table-cell>
          <table:table-cell office:value-type="float" office:value="277" table:formula="of:=HEX2DEC(RIGHT([.A45];4))" table:style-name="ce1">
            <text:p>277</text:p>
          </table:table-cell>
          <table:table-cell office:value-type="string" table:style-name="ce1">
            <text:p>PropertyTagSamplesPerPix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6</text:p>
          </table:table-cell>
          <table:table-cell office:value-type="float" office:value="278" table:formula="of:=HEX2DEC(RIGHT([.A46];4))" table:style-name="ce1">
            <text:p>278</text:p>
          </table:table-cell>
          <table:table-cell office:value-type="string" table:style-name="ce1">
            <text:p>PropertyTagRowsPerStr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7</text:p>
          </table:table-cell>
          <table:table-cell office:value-type="float" office:value="279" table:formula="of:=HEX2DEC(RIGHT([.A47];4))" table:style-name="ce1">
            <text:p>279</text:p>
          </table:table-cell>
          <table:table-cell office:value-type="string" table:style-name="ce1">
            <text:p>PropertyTagStripBytesC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8</text:p>
          </table:table-cell>
          <table:table-cell office:value-type="float" office:value="280" table:formula="of:=HEX2DEC(RIGHT([.A48];4))" table:style-name="ce1">
            <text:p>280</text:p>
          </table:table-cell>
          <table:table-cell office:value-type="string" table:style-name="ce1">
            <text:p>PropertyTagMinSampleVal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9</text:p>
          </table:table-cell>
          <table:table-cell office:value-type="float" office:value="281" table:formula="of:=HEX2DEC(RIGHT([.A49];4))" table:style-name="ce1">
            <text:p>281</text:p>
          </table:table-cell>
          <table:table-cell office:value-type="string" table:style-name="ce1">
            <text:p>PropertyTagMaxSampleVal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A</text:p>
          </table:table-cell>
          <table:table-cell office:value-type="float" office:value="282" table:formula="of:=HEX2DEC(RIGHT([.A50];4))" table:style-name="ce1">
            <text:p>282</text:p>
          </table:table-cell>
          <table:table-cell office:value-type="string" table:style-name="ce1">
            <text:p>PropertyTagXResolu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B</text:p>
          </table:table-cell>
          <table:table-cell office:value-type="float" office:value="283" table:formula="of:=HEX2DEC(RIGHT([.A51];4))" table:style-name="ce1">
            <text:p>283</text:p>
          </table:table-cell>
          <table:table-cell office:value-type="string" table:style-name="ce1">
            <text:p>PropertyTagYResolu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C</text:p>
          </table:table-cell>
          <table:table-cell office:value-type="float" office:value="284" table:formula="of:=HEX2DEC(RIGHT([.A52];4))" table:style-name="ce1">
            <text:p>284</text:p>
          </table:table-cell>
          <table:table-cell office:value-type="string" table:style-name="ce1">
            <text:p>PropertyTagPlanarConfi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D</text:p>
          </table:table-cell>
          <table:table-cell office:value-type="float" office:value="285" table:formula="of:=HEX2DEC(RIGHT([.A53];4))" table:style-name="ce1">
            <text:p>285</text:p>
          </table:table-cell>
          <table:table-cell office:value-type="string" table:style-name="ce1">
            <text:p>PropertyTagPage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E</text:p>
          </table:table-cell>
          <table:table-cell office:value-type="float" office:value="286" table:formula="of:=HEX2DEC(RIGHT([.A54];4))" table:style-name="ce1">
            <text:p>286</text:p>
          </table:table-cell>
          <table:table-cell office:value-type="string" table:style-name="ce1">
            <text:p>PropertyTagXPosi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1F</text:p>
          </table:table-cell>
          <table:table-cell office:value-type="float" office:value="287" table:formula="of:=HEX2DEC(RIGHT([.A55];4))" table:style-name="ce1">
            <text:p>287</text:p>
          </table:table-cell>
          <table:table-cell office:value-type="string" table:style-name="ce1">
            <text:p>PropertyTagYPosi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0</text:p>
          </table:table-cell>
          <table:table-cell office:value-type="float" office:value="288" table:formula="of:=HEX2DEC(RIGHT([.A56];4))" table:style-name="ce1">
            <text:p>288</text:p>
          </table:table-cell>
          <table:table-cell office:value-type="string" table:style-name="ce1">
            <text:p>PropertyTagFreeOff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1</text:p>
          </table:table-cell>
          <table:table-cell office:value-type="float" office:value="289" table:formula="of:=HEX2DEC(RIGHT([.A57];4))" table:style-name="ce1">
            <text:p>289</text:p>
          </table:table-cell>
          <table:table-cell office:value-type="string" table:style-name="ce1">
            <text:p>PropertyTagFreeByteCou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2</text:p>
          </table:table-cell>
          <table:table-cell office:value-type="float" office:value="290" table:formula="of:=HEX2DEC(RIGHT([.A58];4))" table:style-name="ce1">
            <text:p>290</text:p>
          </table:table-cell>
          <table:table-cell office:value-type="string" table:style-name="ce1">
            <text:p>PropertyTagGrayResponse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3</text:p>
          </table:table-cell>
          <table:table-cell office:value-type="float" office:value="291" table:formula="of:=HEX2DEC(RIGHT([.A59];4))" table:style-name="ce1">
            <text:p>291</text:p>
          </table:table-cell>
          <table:table-cell office:value-type="string" table:style-name="ce1">
            <text:p>PropertyTagGrayResponseCur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4</text:p>
          </table:table-cell>
          <table:table-cell office:value-type="float" office:value="292" table:formula="of:=HEX2DEC(RIGHT([.A60];4))" table:style-name="ce1">
            <text:p>292</text:p>
          </table:table-cell>
          <table:table-cell office:value-type="string" table:style-name="ce1">
            <text:p>PropertyTagT4Op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5</text:p>
          </table:table-cell>
          <table:table-cell office:value-type="float" office:value="293" table:formula="of:=HEX2DEC(RIGHT([.A61];4))" table:style-name="ce1">
            <text:p>293</text:p>
          </table:table-cell>
          <table:table-cell office:value-type="string" table:style-name="ce1">
            <text:p>PropertyTagT6Op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8</text:p>
          </table:table-cell>
          <table:table-cell office:value-type="float" office:value="296" table:formula="of:=HEX2DEC(RIGHT([.A62];4))" table:style-name="ce1">
            <text:p>296</text:p>
          </table:table-cell>
          <table:table-cell office:value-type="string" table:style-name="ce1">
            <text:p>PropertyTagResolution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9</text:p>
          </table:table-cell>
          <table:table-cell office:value-type="float" office:value="297" table:formula="of:=HEX2DEC(RIGHT([.A63];4))" table:style-name="ce1">
            <text:p>297</text:p>
          </table:table-cell>
          <table:table-cell office:value-type="string" table:style-name="ce1">
            <text:p>PropertyTagPageNumb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2D</text:p>
          </table:table-cell>
          <table:table-cell office:value-type="float" office:value="301" table:formula="of:=HEX2DEC(RIGHT([.A64];4))" table:style-name="ce1">
            <text:p>301</text:p>
          </table:table-cell>
          <table:table-cell office:value-type="string" table:style-name="ce1">
            <text:p>PropertyTagTransferFun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31</text:p>
          </table:table-cell>
          <table:table-cell office:value-type="float" office:value="305" table:formula="of:=HEX2DEC(RIGHT([.A65];4))" table:style-name="ce1">
            <text:p>305</text:p>
          </table:table-cell>
          <table:table-cell office:value-type="string" table:style-name="ce1">
            <text:p>PropertyTagSoftwareU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32</text:p>
          </table:table-cell>
          <table:table-cell office:value-type="float" office:value="306" table:formula="of:=HEX2DEC(RIGHT([.A66];4))" table:style-name="ce1">
            <text:p>306</text:p>
          </table:table-cell>
          <table:table-cell office:value-type="string" table:style-name="ce1">
            <text:p>PropertyTagDate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3B</text:p>
          </table:table-cell>
          <table:table-cell office:value-type="float" office:value="315" table:formula="of:=HEX2DEC(RIGHT([.A67];4))" table:style-name="ce1">
            <text:p>315</text:p>
          </table:table-cell>
          <table:table-cell office:value-type="string" table:style-name="ce1">
            <text:p>PropertyTagArti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3C</text:p>
          </table:table-cell>
          <table:table-cell office:value-type="float" office:value="316" table:formula="of:=HEX2DEC(RIGHT([.A68];4))" table:style-name="ce1">
            <text:p>316</text:p>
          </table:table-cell>
          <table:table-cell office:value-type="string" table:style-name="ce1">
            <text:p>PropertyTagHostCompu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3D</text:p>
          </table:table-cell>
          <table:table-cell office:value-type="float" office:value="317" table:formula="of:=HEX2DEC(RIGHT([.A69];4))" table:style-name="ce1">
            <text:p>317</text:p>
          </table:table-cell>
          <table:table-cell office:value-type="string" table:style-name="ce1">
            <text:p>PropertyTagPredic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3E</text:p>
          </table:table-cell>
          <table:table-cell office:value-type="float" office:value="318" table:formula="of:=HEX2DEC(RIGHT([.A70];4))" table:style-name="ce1">
            <text:p>318</text:p>
          </table:table-cell>
          <table:table-cell office:value-type="string" table:style-name="ce1">
            <text:p>PropertyTagWhite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3F</text:p>
          </table:table-cell>
          <table:table-cell office:value-type="float" office:value="319" table:formula="of:=HEX2DEC(RIGHT([.A71];4))" table:style-name="ce1">
            <text:p>319</text:p>
          </table:table-cell>
          <table:table-cell office:value-type="string" table:style-name="ce1">
            <text:p>PropertyTagPrimaryChromaticit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0</text:p>
          </table:table-cell>
          <table:table-cell office:value-type="float" office:value="320" table:formula="of:=HEX2DEC(RIGHT([.A72];4))" table:style-name="ce1">
            <text:p>320</text:p>
          </table:table-cell>
          <table:table-cell office:value-type="string" table:style-name="ce1">
            <text:p>PropertyTagColorMa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1</text:p>
          </table:table-cell>
          <table:table-cell office:value-type="float" office:value="321" table:formula="of:=HEX2DEC(RIGHT([.A73];4))" table:style-name="ce1">
            <text:p>321</text:p>
          </table:table-cell>
          <table:table-cell office:value-type="string" table:style-name="ce1">
            <text:p>PropertyTagHalftoneHi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2</text:p>
          </table:table-cell>
          <table:table-cell office:value-type="float" office:value="322" table:formula="of:=HEX2DEC(RIGHT([.A74];4))" table:style-name="ce1">
            <text:p>322</text:p>
          </table:table-cell>
          <table:table-cell office:value-type="string" table:style-name="ce1">
            <text:p>PropertyTagTileWid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3</text:p>
          </table:table-cell>
          <table:table-cell office:value-type="float" office:value="323" table:formula="of:=HEX2DEC(RIGHT([.A75];4))" table:style-name="ce1">
            <text:p>323</text:p>
          </table:table-cell>
          <table:table-cell office:value-type="string" table:style-name="ce1">
            <text:p>PropertyTagTileLeng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4</text:p>
          </table:table-cell>
          <table:table-cell office:value-type="float" office:value="324" table:formula="of:=HEX2DEC(RIGHT([.A76];4))" table:style-name="ce1">
            <text:p>324</text:p>
          </table:table-cell>
          <table:table-cell office:value-type="string" table:style-name="ce1">
            <text:p>PropertyTagTileOff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5</text:p>
          </table:table-cell>
          <table:table-cell office:value-type="float" office:value="325" table:formula="of:=HEX2DEC(RIGHT([.A77];4))" table:style-name="ce1">
            <text:p>325</text:p>
          </table:table-cell>
          <table:table-cell office:value-type="string" table:style-name="ce1">
            <text:p>PropertyTagTileByteCou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C</text:p>
          </table:table-cell>
          <table:table-cell office:value-type="float" office:value="332" table:formula="of:=HEX2DEC(RIGHT([.A78];4))" table:style-name="ce1">
            <text:p>332</text:p>
          </table:table-cell>
          <table:table-cell office:value-type="string" table:style-name="ce1">
            <text:p>PropertyTagIn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D</text:p>
          </table:table-cell>
          <table:table-cell office:value-type="float" office:value="333" table:formula="of:=HEX2DEC(RIGHT([.A79];4))" table:style-name="ce1">
            <text:p>333</text:p>
          </table:table-cell>
          <table:table-cell office:value-type="string" table:style-name="ce1">
            <text:p>PropertyTagInkNa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4E</text:p>
          </table:table-cell>
          <table:table-cell office:value-type="float" office:value="334" table:formula="of:=HEX2DEC(RIGHT([.A80];4))" table:style-name="ce1">
            <text:p>334</text:p>
          </table:table-cell>
          <table:table-cell office:value-type="string" table:style-name="ce1">
            <text:p>PropertyTagNumberOfIn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50</text:p>
          </table:table-cell>
          <table:table-cell office:value-type="float" office:value="336" table:formula="of:=HEX2DEC(RIGHT([.A81];4))" table:style-name="ce1">
            <text:p>336</text:p>
          </table:table-cell>
          <table:table-cell office:value-type="string" table:style-name="ce1">
            <text:p>PropertyTagDotRan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51</text:p>
          </table:table-cell>
          <table:table-cell office:value-type="float" office:value="337" table:formula="of:=HEX2DEC(RIGHT([.A82];4))" table:style-name="ce1">
            <text:p>337</text:p>
          </table:table-cell>
          <table:table-cell office:value-type="string" table:style-name="ce1">
            <text:p>PropertyTagTargetPrin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52</text:p>
          </table:table-cell>
          <table:table-cell office:value-type="float" office:value="338" table:formula="of:=HEX2DEC(RIGHT([.A83];4))" table:style-name="ce1">
            <text:p>338</text:p>
          </table:table-cell>
          <table:table-cell office:value-type="string" table:style-name="ce1">
            <text:p>PropertyTagExtraSamp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53</text:p>
          </table:table-cell>
          <table:table-cell office:value-type="float" office:value="339" table:formula="of:=HEX2DEC(RIGHT([.A84];4))" table:style-name="ce1">
            <text:p>339</text:p>
          </table:table-cell>
          <table:table-cell office:value-type="string" table:style-name="ce1">
            <text:p>PropertyTagSample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54</text:p>
          </table:table-cell>
          <table:table-cell office:value-type="float" office:value="340" table:formula="of:=HEX2DEC(RIGHT([.A85];4))" table:style-name="ce1">
            <text:p>340</text:p>
          </table:table-cell>
          <table:table-cell office:value-type="string" table:style-name="ce1">
            <text:p>PropertyTagSMinSampleVal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55</text:p>
          </table:table-cell>
          <table:table-cell office:value-type="float" office:value="341" table:formula="of:=HEX2DEC(RIGHT([.A86];4))" table:style-name="ce1">
            <text:p>341</text:p>
          </table:table-cell>
          <table:table-cell office:value-type="string" table:style-name="ce1">
            <text:p>PropertyTagSMaxSampleVal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156</text:p>
          </table:table-cell>
          <table:table-cell office:value-type="float" office:value="342" table:formula="of:=HEX2DEC(RIGHT([.A87];4))" table:style-name="ce1">
            <text:p>342</text:p>
          </table:table-cell>
          <table:table-cell office:value-type="string" table:style-name="ce1">
            <text:p>PropertyTagTransferRan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0</text:p>
          </table:table-cell>
          <table:table-cell office:value-type="float" office:value="512" table:formula="of:=HEX2DEC(RIGHT([.A88];4))" table:style-name="ce1">
            <text:p>512</text:p>
          </table:table-cell>
          <table:table-cell office:value-type="string" table:style-name="ce1">
            <text:p>PropertyTagJPEGPro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1</text:p>
          </table:table-cell>
          <table:table-cell office:value-type="float" office:value="513" table:formula="of:=HEX2DEC(RIGHT([.A89];4))" table:style-name="ce1">
            <text:p>513</text:p>
          </table:table-cell>
          <table:table-cell office:value-type="string" table:style-name="ce1">
            <text:p>PropertyTagJPEGInter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2</text:p>
          </table:table-cell>
          <table:table-cell office:value-type="float" office:value="514" table:formula="of:=HEX2DEC(RIGHT([.A90];4))" table:style-name="ce1">
            <text:p>514</text:p>
          </table:table-cell>
          <table:table-cell office:value-type="string" table:style-name="ce1">
            <text:p>PropertyTagJPEGInterLeng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3</text:p>
          </table:table-cell>
          <table:table-cell office:value-type="float" office:value="515" table:formula="of:=HEX2DEC(RIGHT([.A91];4))" table:style-name="ce1">
            <text:p>515</text:p>
          </table:table-cell>
          <table:table-cell office:value-type="string" table:style-name="ce1">
            <text:p>PropertyTagJPEGRestartInter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5</text:p>
          </table:table-cell>
          <table:table-cell office:value-type="float" office:value="517" table:formula="of:=HEX2DEC(RIGHT([.A92];4))" table:style-name="ce1">
            <text:p>517</text:p>
          </table:table-cell>
          <table:table-cell office:value-type="string" table:style-name="ce1">
            <text:p>PropertyTagJPEGLosslessPredicto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6</text:p>
          </table:table-cell>
          <table:table-cell office:value-type="float" office:value="518" table:formula="of:=HEX2DEC(RIGHT([.A93];4))" table:style-name="ce1">
            <text:p>518</text:p>
          </table:table-cell>
          <table:table-cell office:value-type="string" table:style-name="ce1">
            <text:p>PropertyTagJPEGPointTransform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7</text:p>
          </table:table-cell>
          <table:table-cell office:value-type="float" office:value="519" table:formula="of:=HEX2DEC(RIGHT([.A94];4))" table:style-name="ce1">
            <text:p>519</text:p>
          </table:table-cell>
          <table:table-cell office:value-type="string" table:style-name="ce1">
            <text:p>PropertyTagJPEGQTab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8</text:p>
          </table:table-cell>
          <table:table-cell office:value-type="float" office:value="520" table:formula="of:=HEX2DEC(RIGHT([.A95];4))" table:style-name="ce1">
            <text:p>520</text:p>
          </table:table-cell>
          <table:table-cell office:value-type="string" table:style-name="ce1">
            <text:p>PropertyTagJPEGDCTab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09</text:p>
          </table:table-cell>
          <table:table-cell office:value-type="float" office:value="521" table:formula="of:=HEX2DEC(RIGHT([.A96];4))" table:style-name="ce1">
            <text:p>521</text:p>
          </table:table-cell>
          <table:table-cell office:value-type="string" table:style-name="ce1">
            <text:p>PropertyTagJPEGACTab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11</text:p>
          </table:table-cell>
          <table:table-cell office:value-type="float" office:value="529" table:formula="of:=HEX2DEC(RIGHT([.A97];4))" table:style-name="ce1">
            <text:p>529</text:p>
          </table:table-cell>
          <table:table-cell office:value-type="string" table:style-name="ce1">
            <text:p>PropertyTagYCbCrCoeffici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12</text:p>
          </table:table-cell>
          <table:table-cell office:value-type="float" office:value="530" table:formula="of:=HEX2DEC(RIGHT([.A98];4))" table:style-name="ce1">
            <text:p>530</text:p>
          </table:table-cell>
          <table:table-cell office:value-type="string" table:style-name="ce1">
            <text:p>PropertyTagYCbCrSubsampl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13</text:p>
          </table:table-cell>
          <table:table-cell office:value-type="float" office:value="531" table:formula="of:=HEX2DEC(RIGHT([.A99];4))" table:style-name="ce1">
            <text:p>531</text:p>
          </table:table-cell>
          <table:table-cell office:value-type="string" table:style-name="ce1">
            <text:p>PropertyTagYCbCrPositi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214</text:p>
          </table:table-cell>
          <table:table-cell office:value-type="float" office:value="532" table:formula="of:=HEX2DEC(RIGHT([.A100];4))" table:style-name="ce1">
            <text:p>532</text:p>
          </table:table-cell>
          <table:table-cell office:value-type="string" table:style-name="ce1">
            <text:p>PropertyTagREFBlackWh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301</text:p>
          </table:table-cell>
          <table:table-cell office:value-type="float" office:value="769" table:formula="of:=HEX2DEC(RIGHT([.A101];4))" table:style-name="ce1">
            <text:p>769</text:p>
          </table:table-cell>
          <table:table-cell office:value-type="string" table:style-name="ce1">
            <text:p>PropertyTagGam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302</text:p>
          </table:table-cell>
          <table:table-cell office:value-type="float" office:value="770" table:formula="of:=HEX2DEC(RIGHT([.A102];4))" table:style-name="ce1">
            <text:p>770</text:p>
          </table:table-cell>
          <table:table-cell office:value-type="string" table:style-name="ce1">
            <text:p>PropertyTagICCProfileDescrip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303</text:p>
          </table:table-cell>
          <table:table-cell office:value-type="float" office:value="771" table:formula="of:=HEX2DEC(RIGHT([.A103];4))" table:style-name="ce1">
            <text:p>771</text:p>
          </table:table-cell>
          <table:table-cell office:value-type="string" table:style-name="ce1">
            <text:p>PropertyTagSRGBRenderingInt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0320</text:p>
          </table:table-cell>
          <table:table-cell office:value-type="float" office:value="800" table:formula="of:=HEX2DEC(RIGHT([.A104];4))" table:style-name="ce1">
            <text:p>800</text:p>
          </table:table-cell>
          <table:table-cell office:value-type="string" table:style-name="ce1">
            <text:p>PropertyTagImageTit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1</text:p>
          </table:table-cell>
          <table:table-cell office:value-type="float" office:value="20481" table:formula="of:=HEX2DEC(RIGHT([.A105];4))" table:style-name="ce1">
            <text:p>20481</text:p>
          </table:table-cell>
          <table:table-cell office:value-type="string" table:style-name="ce1">
            <text:p>PropertyTagResolutionX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2</text:p>
          </table:table-cell>
          <table:table-cell office:value-type="float" office:value="20482" table:formula="of:=HEX2DEC(RIGHT([.A106];4))" table:style-name="ce1">
            <text:p>20482</text:p>
          </table:table-cell>
          <table:table-cell office:value-type="string" table:style-name="ce1">
            <text:p>PropertyTagResolutionY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3</text:p>
          </table:table-cell>
          <table:table-cell office:value-type="float" office:value="20483" table:formula="of:=HEX2DEC(RIGHT([.A107];4))" table:style-name="ce1">
            <text:p>20483</text:p>
          </table:table-cell>
          <table:table-cell office:value-type="string" table:style-name="ce1">
            <text:p>PropertyTagResolutionXLength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4</text:p>
          </table:table-cell>
          <table:table-cell office:value-type="float" office:value="20484" table:formula="of:=HEX2DEC(RIGHT([.A108];4))" table:style-name="ce1">
            <text:p>20484</text:p>
          </table:table-cell>
          <table:table-cell office:value-type="string" table:style-name="ce1">
            <text:p>PropertyTagResolutionYLength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5</text:p>
          </table:table-cell>
          <table:table-cell office:value-type="float" office:value="20485" table:formula="of:=HEX2DEC(RIGHT([.A109];4))" table:style-name="ce1">
            <text:p>20485</text:p>
          </table:table-cell>
          <table:table-cell office:value-type="string" table:style-name="ce1">
            <text:p>PropertyTagPrintFla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6</text:p>
          </table:table-cell>
          <table:table-cell office:value-type="float" office:value="20486" table:formula="of:=HEX2DEC(RIGHT([.A110];4))" table:style-name="ce1">
            <text:p>20486</text:p>
          </table:table-cell>
          <table:table-cell office:value-type="string" table:style-name="ce1">
            <text:p>PropertyTagPrintFlagsVers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7</text:p>
          </table:table-cell>
          <table:table-cell office:value-type="float" office:value="20487" table:formula="of:=HEX2DEC(RIGHT([.A111];4))" table:style-name="ce1">
            <text:p>20487</text:p>
          </table:table-cell>
          <table:table-cell office:value-type="string" table:style-name="ce1">
            <text:p>PropertyTagPrintFlagsCro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8</text:p>
          </table:table-cell>
          <table:table-cell office:value-type="float" office:value="20488" table:formula="of:=HEX2DEC(RIGHT([.A112];4))" table:style-name="ce1">
            <text:p>20488</text:p>
          </table:table-cell>
          <table:table-cell office:value-type="string" table:style-name="ce1">
            <text:p>PropertyTagPrintFlagsBleedWid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9</text:p>
          </table:table-cell>
          <table:table-cell office:value-type="float" office:value="20489" table:formula="of:=HEX2DEC(RIGHT([.A113];4))" table:style-name="ce1">
            <text:p>20489</text:p>
          </table:table-cell>
          <table:table-cell office:value-type="string" table:style-name="ce1">
            <text:p>PropertyTagPrintFlagsBleedWidthSc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A</text:p>
          </table:table-cell>
          <table:table-cell office:value-type="float" office:value="20490" table:formula="of:=HEX2DEC(RIGHT([.A114];4))" table:style-name="ce1">
            <text:p>20490</text:p>
          </table:table-cell>
          <table:table-cell office:value-type="string" table:style-name="ce1">
            <text:p>PropertyTagHalftoneLP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B</text:p>
          </table:table-cell>
          <table:table-cell office:value-type="float" office:value="20491" table:formula="of:=HEX2DEC(RIGHT([.A115];4))" table:style-name="ce1">
            <text:p>20491</text:p>
          </table:table-cell>
          <table:table-cell office:value-type="string" table:style-name="ce1">
            <text:p>PropertyTagHalftoneLPI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C</text:p>
          </table:table-cell>
          <table:table-cell office:value-type="float" office:value="20492" table:formula="of:=HEX2DEC(RIGHT([.A116];4))" table:style-name="ce1">
            <text:p>20492</text:p>
          </table:table-cell>
          <table:table-cell office:value-type="string" table:style-name="ce1">
            <text:p>PropertyTagHalftoneDegre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D</text:p>
          </table:table-cell>
          <table:table-cell office:value-type="float" office:value="20493" table:formula="of:=HEX2DEC(RIGHT([.A117];4))" table:style-name="ce1">
            <text:p>20493</text:p>
          </table:table-cell>
          <table:table-cell office:value-type="string" table:style-name="ce1">
            <text:p>PropertyTagHalftoneShap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E</text:p>
          </table:table-cell>
          <table:table-cell office:value-type="float" office:value="20494" table:formula="of:=HEX2DEC(RIGHT([.A118];4))" table:style-name="ce1">
            <text:p>20494</text:p>
          </table:table-cell>
          <table:table-cell office:value-type="string" table:style-name="ce1">
            <text:p>PropertyTagHalftoneMis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0F</text:p>
          </table:table-cell>
          <table:table-cell office:value-type="float" office:value="20495" table:formula="of:=HEX2DEC(RIGHT([.A119];4))" table:style-name="ce1">
            <text:p>20495</text:p>
          </table:table-cell>
          <table:table-cell office:value-type="string" table:style-name="ce1">
            <text:p>PropertyTagHalftoneScre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0</text:p>
          </table:table-cell>
          <table:table-cell office:value-type="float" office:value="20496" table:formula="of:=HEX2DEC(RIGHT([.A120];4))" table:style-name="ce1">
            <text:p>20496</text:p>
          </table:table-cell>
          <table:table-cell office:value-type="string" table:style-name="ce1">
            <text:p>PropertyTagJPEGQua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1</text:p>
          </table:table-cell>
          <table:table-cell office:value-type="float" office:value="20497" table:formula="of:=HEX2DEC(RIGHT([.A121];4))" table:style-name="ce1">
            <text:p>20497</text:p>
          </table:table-cell>
          <table:table-cell office:value-type="string" table:style-name="ce1">
            <text:p>PropertyTagGridSiz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2</text:p>
          </table:table-cell>
          <table:table-cell office:value-type="float" office:value="20498" table:formula="of:=HEX2DEC(RIGHT([.A122];4))" table:style-name="ce1">
            <text:p>20498</text:p>
          </table:table-cell>
          <table:table-cell office:value-type="string" table:style-name="ce1">
            <text:p>PropertyTagThumbnail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3</text:p>
          </table:table-cell>
          <table:table-cell office:value-type="float" office:value="20499" table:formula="of:=HEX2DEC(RIGHT([.A123];4))" table:style-name="ce1">
            <text:p>20499</text:p>
          </table:table-cell>
          <table:table-cell office:value-type="string" table:style-name="ce1">
            <text:p>PropertyTagThumbnailWid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4</text:p>
          </table:table-cell>
          <table:table-cell office:value-type="float" office:value="20500" table:formula="of:=HEX2DEC(RIGHT([.A124];4))" table:style-name="ce1">
            <text:p>20500</text:p>
          </table:table-cell>
          <table:table-cell office:value-type="string" table:style-name="ce1">
            <text:p>PropertyTagThumbnailHe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5</text:p>
          </table:table-cell>
          <table:table-cell office:value-type="float" office:value="20501" table:formula="of:=HEX2DEC(RIGHT([.A125];4))" table:style-name="ce1">
            <text:p>20501</text:p>
          </table:table-cell>
          <table:table-cell office:value-type="string" table:style-name="ce1">
            <text:p>PropertyTagThumbnailColorDep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6</text:p>
          </table:table-cell>
          <table:table-cell office:value-type="float" office:value="20502" table:formula="of:=HEX2DEC(RIGHT([.A126];4))" table:style-name="ce1">
            <text:p>20502</text:p>
          </table:table-cell>
          <table:table-cell office:value-type="string" table:style-name="ce1">
            <text:p>PropertyTagThumbnailPla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7</text:p>
          </table:table-cell>
          <table:table-cell office:value-type="float" office:value="20503" table:formula="of:=HEX2DEC(RIGHT([.A127];4))" table:style-name="ce1">
            <text:p>20503</text:p>
          </table:table-cell>
          <table:table-cell office:value-type="string" table:style-name="ce1">
            <text:p>PropertyTagThumbnailRawBy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8</text:p>
          </table:table-cell>
          <table:table-cell office:value-type="float" office:value="20504" table:formula="of:=HEX2DEC(RIGHT([.A128];4))" table:style-name="ce1">
            <text:p>20504</text:p>
          </table:table-cell>
          <table:table-cell office:value-type="string" table:style-name="ce1">
            <text:p>PropertyTagThumbnailSiz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9</text:p>
          </table:table-cell>
          <table:table-cell office:value-type="float" office:value="20505" table:formula="of:=HEX2DEC(RIGHT([.A129];4))" table:style-name="ce1">
            <text:p>20505</text:p>
          </table:table-cell>
          <table:table-cell office:value-type="string" table:style-name="ce1">
            <text:p>PropertyTagThumbnailCompressedSiz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A</text:p>
          </table:table-cell>
          <table:table-cell office:value-type="float" office:value="20506" table:formula="of:=HEX2DEC(RIGHT([.A130];4))" table:style-name="ce1">
            <text:p>20506</text:p>
          </table:table-cell>
          <table:table-cell office:value-type="string" table:style-name="ce1">
            <text:p>PropertyTagColorTransferFun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1B</text:p>
          </table:table-cell>
          <table:table-cell office:value-type="float" office:value="20507" table:formula="of:=HEX2DEC(RIGHT([.A131];4))" table:style-name="ce1">
            <text:p>20507</text:p>
          </table:table-cell>
          <table:table-cell office:value-type="string" table:style-name="ce1">
            <text:p>PropertyTagThumbnail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0</text:p>
          </table:table-cell>
          <table:table-cell office:value-type="float" office:value="20512" table:formula="of:=HEX2DEC(RIGHT([.A132];4))" table:style-name="ce1">
            <text:p>20512</text:p>
          </table:table-cell>
          <table:table-cell office:value-type="string" table:style-name="ce1">
            <text:p>PropertyTagThumbnailImageWid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1</text:p>
          </table:table-cell>
          <table:table-cell office:value-type="float" office:value="20513" table:formula="of:=HEX2DEC(RIGHT([.A133];4))" table:style-name="ce1">
            <text:p>20513</text:p>
          </table:table-cell>
          <table:table-cell office:value-type="string" table:style-name="ce1">
            <text:p>PropertyTagThumbnailImageHe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2</text:p>
          </table:table-cell>
          <table:table-cell office:value-type="float" office:value="20514" table:formula="of:=HEX2DEC(RIGHT([.A134];4))" table:style-name="ce1">
            <text:p>20514</text:p>
          </table:table-cell>
          <table:table-cell office:value-type="string" table:style-name="ce1">
            <text:p>PropertyTagThumbnailBitsPerSam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3</text:p>
          </table:table-cell>
          <table:table-cell office:value-type="float" office:value="20515" table:formula="of:=HEX2DEC(RIGHT([.A135];4))" table:style-name="ce1">
            <text:p>20515</text:p>
          </table:table-cell>
          <table:table-cell office:value-type="string" table:style-name="ce1">
            <text:p>PropertyTagThumbnailCompress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4</text:p>
          </table:table-cell>
          <table:table-cell office:value-type="float" office:value="20516" table:formula="of:=HEX2DEC(RIGHT([.A136];4))" table:style-name="ce1">
            <text:p>20516</text:p>
          </table:table-cell>
          <table:table-cell office:value-type="string" table:style-name="ce1">
            <text:p>PropertyTagThumbnailPhotometricInter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5</text:p>
          </table:table-cell>
          <table:table-cell office:value-type="float" office:value="20517" table:formula="of:=HEX2DEC(RIGHT([.A137];4))" table:style-name="ce1">
            <text:p>20517</text:p>
          </table:table-cell>
          <table:table-cell office:value-type="string" table:style-name="ce1">
            <text:p>PropertyTagThumbnailImageDescrip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6</text:p>
          </table:table-cell>
          <table:table-cell office:value-type="float" office:value="20518" table:formula="of:=HEX2DEC(RIGHT([.A138];4))" table:style-name="ce1">
            <text:p>20518</text:p>
          </table:table-cell>
          <table:table-cell office:value-type="string" table:style-name="ce1">
            <text:p>PropertyTagThumbnailEquipMak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7</text:p>
          </table:table-cell>
          <table:table-cell office:value-type="float" office:value="20519" table:formula="of:=HEX2DEC(RIGHT([.A139];4))" table:style-name="ce1">
            <text:p>20519</text:p>
          </table:table-cell>
          <table:table-cell office:value-type="string" table:style-name="ce1">
            <text:p>PropertyTagThumbnailEquipMod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8</text:p>
          </table:table-cell>
          <table:table-cell office:value-type="float" office:value="20520" table:formula="of:=HEX2DEC(RIGHT([.A140];4))" table:style-name="ce1">
            <text:p>20520</text:p>
          </table:table-cell>
          <table:table-cell office:value-type="string" table:style-name="ce1">
            <text:p>PropertyTagThumbnailStripOffse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9</text:p>
          </table:table-cell>
          <table:table-cell office:value-type="float" office:value="20521" table:formula="of:=HEX2DEC(RIGHT([.A141];4))" table:style-name="ce1">
            <text:p>20521</text:p>
          </table:table-cell>
          <table:table-cell office:value-type="string" table:style-name="ce1">
            <text:p>PropertyTagThumbnailOrient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A</text:p>
          </table:table-cell>
          <table:table-cell office:value-type="float" office:value="20522" table:formula="of:=HEX2DEC(RIGHT([.A142];4))" table:style-name="ce1">
            <text:p>20522</text:p>
          </table:table-cell>
          <table:table-cell office:value-type="string" table:style-name="ce1">
            <text:p>PropertyTagThumbnailSamplesPerPix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B</text:p>
          </table:table-cell>
          <table:table-cell office:value-type="float" office:value="20523" table:formula="of:=HEX2DEC(RIGHT([.A143];4))" table:style-name="ce1">
            <text:p>20523</text:p>
          </table:table-cell>
          <table:table-cell office:value-type="string" table:style-name="ce1">
            <text:p>PropertyTagThumbnailRowsPerStr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C</text:p>
          </table:table-cell>
          <table:table-cell office:value-type="float" office:value="20524" table:formula="of:=HEX2DEC(RIGHT([.A144];4))" table:style-name="ce1">
            <text:p>20524</text:p>
          </table:table-cell>
          <table:table-cell office:value-type="string" table:style-name="ce1">
            <text:p>PropertyTagThumbnailStripBytesC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D</text:p>
          </table:table-cell>
          <table:table-cell office:value-type="float" office:value="20525" table:formula="of:=HEX2DEC(RIGHT([.A145];4))" table:style-name="ce1">
            <text:p>20525</text:p>
          </table:table-cell>
          <table:table-cell office:value-type="string" table:style-name="ce1">
            <text:p>PropertyTagThumbnailResolution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E</text:p>
          </table:table-cell>
          <table:table-cell office:value-type="float" office:value="20526" table:formula="of:=HEX2DEC(RIGHT([.A146];4))" table:style-name="ce1">
            <text:p>20526</text:p>
          </table:table-cell>
          <table:table-cell office:value-type="string" table:style-name="ce1">
            <text:p>PropertyTagThumbnailResolutio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2F</text:p>
          </table:table-cell>
          <table:table-cell office:value-type="float" office:value="20527" table:formula="of:=HEX2DEC(RIGHT([.A147];4))" table:style-name="ce1">
            <text:p>20527</text:p>
          </table:table-cell>
          <table:table-cell office:value-type="string" table:style-name="ce1">
            <text:p>PropertyTagThumbnailPlanarConfi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0</text:p>
          </table:table-cell>
          <table:table-cell office:value-type="float" office:value="20528" table:formula="of:=HEX2DEC(RIGHT([.A148];4))" table:style-name="ce1">
            <text:p>20528</text:p>
          </table:table-cell>
          <table:table-cell office:value-type="string" table:style-name="ce1">
            <text:p>PropertyTagThumbnailResolution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1</text:p>
          </table:table-cell>
          <table:table-cell office:value-type="float" office:value="20529" table:formula="of:=HEX2DEC(RIGHT([.A149];4))" table:style-name="ce1">
            <text:p>20529</text:p>
          </table:table-cell>
          <table:table-cell office:value-type="string" table:style-name="ce1">
            <text:p>PropertyTagThumbnailTransferFun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2</text:p>
          </table:table-cell>
          <table:table-cell office:value-type="float" office:value="20530" table:formula="of:=HEX2DEC(RIGHT([.A150];4))" table:style-name="ce1">
            <text:p>20530</text:p>
          </table:table-cell>
          <table:table-cell office:value-type="string" table:style-name="ce1">
            <text:p>PropertyTagThumbnailSoftwareU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3</text:p>
          </table:table-cell>
          <table:table-cell office:value-type="float" office:value="20531" table:formula="of:=HEX2DEC(RIGHT([.A151];4))" table:style-name="ce1">
            <text:p>20531</text:p>
          </table:table-cell>
          <table:table-cell office:value-type="string" table:style-name="ce1">
            <text:p>PropertyTagThumbnailDate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4</text:p>
          </table:table-cell>
          <table:table-cell office:value-type="float" office:value="20532" table:formula="of:=HEX2DEC(RIGHT([.A152];4))" table:style-name="ce1">
            <text:p>20532</text:p>
          </table:table-cell>
          <table:table-cell office:value-type="string" table:style-name="ce1">
            <text:p>PropertyTagThumbnailArti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5</text:p>
          </table:table-cell>
          <table:table-cell office:value-type="float" office:value="20533" table:formula="of:=HEX2DEC(RIGHT([.A153];4))" table:style-name="ce1">
            <text:p>20533</text:p>
          </table:table-cell>
          <table:table-cell office:value-type="string" table:style-name="ce1">
            <text:p>PropertyTagThumbnailWhite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6</text:p>
          </table:table-cell>
          <table:table-cell office:value-type="float" office:value="20534" table:formula="of:=HEX2DEC(RIGHT([.A154];4))" table:style-name="ce1">
            <text:p>20534</text:p>
          </table:table-cell>
          <table:table-cell office:value-type="string" table:style-name="ce1">
            <text:p>PropertyTagThumbnailPrimaryChromaticit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7</text:p>
          </table:table-cell>
          <table:table-cell office:value-type="float" office:value="20535" table:formula="of:=HEX2DEC(RIGHT([.A155];4))" table:style-name="ce1">
            <text:p>20535</text:p>
          </table:table-cell>
          <table:table-cell office:value-type="string" table:style-name="ce1">
            <text:p>PropertyTagThumbnailYCbCrCoeffici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8</text:p>
          </table:table-cell>
          <table:table-cell office:value-type="float" office:value="20536" table:formula="of:=HEX2DEC(RIGHT([.A156];4))" table:style-name="ce1">
            <text:p>20536</text:p>
          </table:table-cell>
          <table:table-cell office:value-type="string" table:style-name="ce1">
            <text:p>PropertyTagThumbnailYCbCrSubsampl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9</text:p>
          </table:table-cell>
          <table:table-cell office:value-type="float" office:value="20537" table:formula="of:=HEX2DEC(RIGHT([.A157];4))" table:style-name="ce1">
            <text:p>20537</text:p>
          </table:table-cell>
          <table:table-cell office:value-type="string" table:style-name="ce1">
            <text:p>PropertyTagThumbnailYCbCrPositi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A</text:p>
          </table:table-cell>
          <table:table-cell office:value-type="float" office:value="20538" table:formula="of:=HEX2DEC(RIGHT([.A158];4))" table:style-name="ce1">
            <text:p>20538</text:p>
          </table:table-cell>
          <table:table-cell office:value-type="string" table:style-name="ce1">
            <text:p>PropertyTagThumbnailRefBlackWh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3B</text:p>
          </table:table-cell>
          <table:table-cell office:value-type="float" office:value="20539" table:formula="of:=HEX2DEC(RIGHT([.A159];4))" table:style-name="ce1">
            <text:p>20539</text:p>
          </table:table-cell>
          <table:table-cell office:value-type="string" table:style-name="ce1">
            <text:p>PropertyTagThumbnailCopyR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90</text:p>
          </table:table-cell>
          <table:table-cell office:value-type="float" office:value="20624" table:formula="of:=HEX2DEC(RIGHT([.A160];4))" table:style-name="ce1">
            <text:p>20624</text:p>
          </table:table-cell>
          <table:table-cell office:value-type="string" table:style-name="ce1">
            <text:p>PropertyTagLuminance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091</text:p>
          </table:table-cell>
          <table:table-cell office:value-type="float" office:value="20625" table:formula="of:=HEX2DEC(RIGHT([.A161];4))" table:style-name="ce1">
            <text:p>20625</text:p>
          </table:table-cell>
          <table:table-cell office:value-type="string" table:style-name="ce1">
            <text:p>PropertyTagChrominance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00</text:p>
          </table:table-cell>
          <table:table-cell office:value-type="float" office:value="20736" table:formula="of:=HEX2DEC(RIGHT([.A162];4))" table:style-name="ce1">
            <text:p>20736</text:p>
          </table:table-cell>
          <table:table-cell office:value-type="string" table:style-name="ce1">
            <text:p>PropertyTagFrameDel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01</text:p>
          </table:table-cell>
          <table:table-cell office:value-type="float" office:value="20737" table:formula="of:=HEX2DEC(RIGHT([.A163];4))" table:style-name="ce1">
            <text:p>20737</text:p>
          </table:table-cell>
          <table:table-cell office:value-type="string" table:style-name="ce1">
            <text:p>PropertyTagLoopC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02</text:p>
          </table:table-cell>
          <table:table-cell office:value-type="float" office:value="20738" table:formula="of:=HEX2DEC(RIGHT([.A164];4))" table:style-name="ce1">
            <text:p>20738</text:p>
          </table:table-cell>
          <table:table-cell office:value-type="string" table:style-name="ce1">
            <text:p>PropertyTagGlobalPalet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03</text:p>
          </table:table-cell>
          <table:table-cell office:value-type="float" office:value="20739" table:formula="of:=HEX2DEC(RIGHT([.A165];4))" table:style-name="ce1">
            <text:p>20739</text:p>
          </table:table-cell>
          <table:table-cell office:value-type="string" table:style-name="ce1">
            <text:p>PropertyTagIndexBackgrou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04</text:p>
          </table:table-cell>
          <table:table-cell office:value-type="float" office:value="20740" table:formula="of:=HEX2DEC(RIGHT([.A166];4))" table:style-name="ce1">
            <text:p>20740</text:p>
          </table:table-cell>
          <table:table-cell office:value-type="string" table:style-name="ce1">
            <text:p>PropertyTagIndexTranspar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10</text:p>
          </table:table-cell>
          <table:table-cell office:value-type="float" office:value="20752" table:formula="of:=HEX2DEC(RIGHT([.A167];4))" table:style-name="ce1">
            <text:p>20752</text:p>
          </table:table-cell>
          <table:table-cell office:value-type="string" table:style-name="ce1">
            <text:p>PropertyTagPixel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11</text:p>
          </table:table-cell>
          <table:table-cell office:value-type="float" office:value="20753" table:formula="of:=HEX2DEC(RIGHT([.A168];4))" table:style-name="ce1">
            <text:p>20753</text:p>
          </table:table-cell>
          <table:table-cell office:value-type="string" table:style-name="ce1">
            <text:p>PropertyTagPixelPerUnit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12</text:p>
          </table:table-cell>
          <table:table-cell office:value-type="float" office:value="20754" table:formula="of:=HEX2DEC(RIGHT([.A169];4))" table:style-name="ce1">
            <text:p>20754</text:p>
          </table:table-cell>
          <table:table-cell office:value-type="string" table:style-name="ce1">
            <text:p>PropertyTagPixelPerUn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5113</text:p>
          </table:table-cell>
          <table:table-cell office:value-type="float" office:value="20755" table:formula="of:=HEX2DEC(RIGHT([.A170];4))" table:style-name="ce1">
            <text:p>20755</text:p>
          </table:table-cell>
          <table:table-cell office:value-type="string" table:style-name="ce1">
            <text:p>PropertyTagPaletteHistogr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298</text:p>
          </table:table-cell>
          <table:table-cell office:value-type="float" office:value="33432" table:formula="of:=HEX2DEC(RIGHT([.A171];4))" table:style-name="ce1">
            <text:p>33432</text:p>
          </table:table-cell>
          <table:table-cell office:value-type="string" table:style-name="ce1">
            <text:p>PropertyTagCopyr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29A</text:p>
          </table:table-cell>
          <table:table-cell office:value-type="float" office:value="33434" table:formula="of:=HEX2DEC(RIGHT([.A172];4))" table:style-name="ce1">
            <text:p>33434</text:p>
          </table:table-cell>
          <table:table-cell office:value-type="string" table:style-name="ce1">
            <text:p>PropertyTagExifExposure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29D</text:p>
          </table:table-cell>
          <table:table-cell office:value-type="float" office:value="33437" table:formula="of:=HEX2DEC(RIGHT([.A173];4))" table:style-name="ce1">
            <text:p>33437</text:p>
          </table:table-cell>
          <table:table-cell office:value-type="string" table:style-name="ce1">
            <text:p>PropertyTagExifFNumb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769</text:p>
          </table:table-cell>
          <table:table-cell office:value-type="float" office:value="34665" table:formula="of:=HEX2DEC(RIGHT([.A174];4))" table:style-name="ce1">
            <text:p>34665</text:p>
          </table:table-cell>
          <table:table-cell office:value-type="string" table:style-name="ce1">
            <text:p>PropertyTagExifIF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773</text:p>
          </table:table-cell>
          <table:table-cell office:value-type="float" office:value="34675" table:formula="of:=HEX2DEC(RIGHT([.A175];4))" table:style-name="ce1">
            <text:p>34675</text:p>
          </table:table-cell>
          <table:table-cell office:value-type="string" table:style-name="ce1">
            <text:p>PropertyTagICCProfi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822</text:p>
          </table:table-cell>
          <table:table-cell office:value-type="float" office:value="34850" table:formula="of:=HEX2DEC(RIGHT([.A176];4))" table:style-name="ce1">
            <text:p>34850</text:p>
          </table:table-cell>
          <table:table-cell office:value-type="string" table:style-name="ce1">
            <text:p>PropertyTagExifExposurePro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824</text:p>
          </table:table-cell>
          <table:table-cell office:value-type="float" office:value="34852" table:formula="of:=HEX2DEC(RIGHT([.A177];4))" table:style-name="ce1">
            <text:p>34852</text:p>
          </table:table-cell>
          <table:table-cell office:value-type="string" table:style-name="ce1">
            <text:p>PropertyTagExifSpectralSen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825</text:p>
          </table:table-cell>
          <table:table-cell office:value-type="float" office:value="34853" table:formula="of:=HEX2DEC(RIGHT([.A178];4))" table:style-name="ce1">
            <text:p>34853</text:p>
          </table:table-cell>
          <table:table-cell office:value-type="string" table:style-name="ce1">
            <text:p>PropertyTagGpsIF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827</text:p>
          </table:table-cell>
          <table:table-cell office:value-type="float" office:value="34855" table:formula="of:=HEX2DEC(RIGHT([.A179];4))" table:style-name="ce1">
            <text:p>34855</text:p>
          </table:table-cell>
          <table:table-cell office:value-type="string" table:style-name="ce1">
            <text:p>PropertyTagExifISOSpe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8828</text:p>
          </table:table-cell>
          <table:table-cell office:value-type="float" office:value="34856" table:formula="of:=HEX2DEC(RIGHT([.A180];4))" table:style-name="ce1">
            <text:p>34856</text:p>
          </table:table-cell>
          <table:table-cell office:value-type="string" table:style-name="ce1">
            <text:p>PropertyTagExifOEC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000</text:p>
          </table:table-cell>
          <table:table-cell office:value-type="float" office:value="36864" table:formula="of:=HEX2DEC(RIGHT([.A181];4))" table:style-name="ce1">
            <text:p>36864</text:p>
          </table:table-cell>
          <table:table-cell office:value-type="string" table:style-name="ce1">
            <text:p>PropertyTagExifV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003</text:p>
          </table:table-cell>
          <table:table-cell office:value-type="float" office:value="36867" table:formula="of:=HEX2DEC(RIGHT([.A182];4))" table:style-name="ce1">
            <text:p>36867</text:p>
          </table:table-cell>
          <table:table-cell office:value-type="string" table:style-name="ce1">
            <text:p>PropertyTagExifDTOri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004</text:p>
          </table:table-cell>
          <table:table-cell office:value-type="float" office:value="36868" table:formula="of:=HEX2DEC(RIGHT([.A183];4))" table:style-name="ce1">
            <text:p>36868</text:p>
          </table:table-cell>
          <table:table-cell office:value-type="string" table:style-name="ce1">
            <text:p>PropertyTagExifDTDigitiz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101</text:p>
          </table:table-cell>
          <table:table-cell office:value-type="float" office:value="37121" table:formula="of:=HEX2DEC(RIGHT([.A184];4))" table:style-name="ce1">
            <text:p>37121</text:p>
          </table:table-cell>
          <table:table-cell office:value-type="string" table:style-name="ce1">
            <text:p>PropertyTagExifCompConfi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102</text:p>
          </table:table-cell>
          <table:table-cell office:value-type="float" office:value="37122" table:formula="of:=HEX2DEC(RIGHT([.A185];4))" table:style-name="ce1">
            <text:p>37122</text:p>
          </table:table-cell>
          <table:table-cell office:value-type="string" table:style-name="ce1">
            <text:p>PropertyTagExifCompBP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1</text:p>
          </table:table-cell>
          <table:table-cell office:value-type="float" office:value="37377" table:formula="of:=HEX2DEC(RIGHT([.A186];4))" table:style-name="ce1">
            <text:p>37377</text:p>
          </table:table-cell>
          <table:table-cell office:value-type="string" table:style-name="ce1">
            <text:p>PropertyTagExifShutterSpe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2</text:p>
          </table:table-cell>
          <table:table-cell office:value-type="float" office:value="37378" table:formula="of:=HEX2DEC(RIGHT([.A187];4))" table:style-name="ce1">
            <text:p>37378</text:p>
          </table:table-cell>
          <table:table-cell office:value-type="string" table:style-name="ce1">
            <text:p>PropertyTagExifAper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3</text:p>
          </table:table-cell>
          <table:table-cell office:value-type="float" office:value="37379" table:formula="of:=HEX2DEC(RIGHT([.A188];4))" table:style-name="ce1">
            <text:p>37379</text:p>
          </table:table-cell>
          <table:table-cell office:value-type="string" table:style-name="ce1">
            <text:p>PropertyTagExifBrightn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4</text:p>
          </table:table-cell>
          <table:table-cell office:value-type="float" office:value="37380" table:formula="of:=HEX2DEC(RIGHT([.A189];4))" table:style-name="ce1">
            <text:p>37380</text:p>
          </table:table-cell>
          <table:table-cell office:value-type="string" table:style-name="ce1">
            <text:p>PropertyTagExifExposureBi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5</text:p>
          </table:table-cell>
          <table:table-cell office:value-type="float" office:value="37381" table:formula="of:=HEX2DEC(RIGHT([.A190];4))" table:style-name="ce1">
            <text:p>37381</text:p>
          </table:table-cell>
          <table:table-cell office:value-type="string" table:style-name="ce1">
            <text:p>PropertyTagExifMaxAper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6</text:p>
          </table:table-cell>
          <table:table-cell office:value-type="float" office:value="37382" table:formula="of:=HEX2DEC(RIGHT([.A191];4))" table:style-name="ce1">
            <text:p>37382</text:p>
          </table:table-cell>
          <table:table-cell office:value-type="string" table:style-name="ce1">
            <text:p>PropertyTagExifSubjectDi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7</text:p>
          </table:table-cell>
          <table:table-cell office:value-type="float" office:value="37383" table:formula="of:=HEX2DEC(RIGHT([.A192];4))" table:style-name="ce1">
            <text:p>37383</text:p>
          </table:table-cell>
          <table:table-cell office:value-type="string" table:style-name="ce1">
            <text:p>PropertyTagExifMeteringM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8</text:p>
          </table:table-cell>
          <table:table-cell office:value-type="float" office:value="37384" table:formula="of:=HEX2DEC(RIGHT([.A193];4))" table:style-name="ce1">
            <text:p>37384</text:p>
          </table:table-cell>
          <table:table-cell office:value-type="string" table:style-name="ce1">
            <text:p>PropertyTagExifLightSour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9</text:p>
          </table:table-cell>
          <table:table-cell office:value-type="float" office:value="37385" table:formula="of:=HEX2DEC(RIGHT([.A194];4))" table:style-name="ce1">
            <text:p>37385</text:p>
          </table:table-cell>
          <table:table-cell office:value-type="string" table:style-name="ce1">
            <text:p>PropertyTagExifFl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0A</text:p>
          </table:table-cell>
          <table:table-cell office:value-type="float" office:value="37386" table:formula="of:=HEX2DEC(RIGHT([.A195];4))" table:style-name="ce1">
            <text:p>37386</text:p>
          </table:table-cell>
          <table:table-cell office:value-type="string" table:style-name="ce1">
            <text:p>PropertyTagExifFocalLeng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7C</text:p>
          </table:table-cell>
          <table:table-cell office:value-type="float" office:value="37500" table:formula="of:=HEX2DEC(RIGHT([.A196];4))" table:style-name="ce1">
            <text:p>37500</text:p>
          </table:table-cell>
          <table:table-cell office:value-type="string" table:style-name="ce1">
            <text:p>PropertyTagExifMakerNo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86</text:p>
          </table:table-cell>
          <table:table-cell office:value-type="float" office:value="37510" table:formula="of:=HEX2DEC(RIGHT([.A197];4))" table:style-name="ce1">
            <text:p>37510</text:p>
          </table:table-cell>
          <table:table-cell office:value-type="string" table:style-name="ce1">
            <text:p>PropertyTagExifUserCom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90</text:p>
          </table:table-cell>
          <table:table-cell office:value-type="float" office:value="37520" table:formula="of:=HEX2DEC(RIGHT([.A198];4))" table:style-name="ce1">
            <text:p>37520</text:p>
          </table:table-cell>
          <table:table-cell office:value-type="string" table:style-name="ce1">
            <text:p>PropertyTagExifDTSubse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91</text:p>
          </table:table-cell>
          <table:table-cell office:value-type="float" office:value="37521" table:formula="of:=HEX2DEC(RIGHT([.A199];4))" table:style-name="ce1">
            <text:p>37521</text:p>
          </table:table-cell>
          <table:table-cell office:value-type="string" table:style-name="ce1">
            <text:p>PropertyTagExifDTOrig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9292</text:p>
          </table:table-cell>
          <table:table-cell office:value-type="float" office:value="37522" table:formula="of:=HEX2DEC(RIGHT([.A200];4))" table:style-name="ce1">
            <text:p>37522</text:p>
          </table:table-cell>
          <table:table-cell office:value-type="string" table:style-name="ce1">
            <text:p>PropertyTagExifDTDig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000</text:p>
          </table:table-cell>
          <table:table-cell office:value-type="float" office:value="40960" table:formula="of:=HEX2DEC(RIGHT([.A201];4))" table:style-name="ce1">
            <text:p>40960</text:p>
          </table:table-cell>
          <table:table-cell office:value-type="string" table:style-name="ce1">
            <text:p>PropertyTagExifFPXV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001</text:p>
          </table:table-cell>
          <table:table-cell office:value-type="float" office:value="40961" table:formula="of:=HEX2DEC(RIGHT([.A202];4))" table:style-name="ce1">
            <text:p>40961</text:p>
          </table:table-cell>
          <table:table-cell office:value-type="string" table:style-name="ce1">
            <text:p>PropertyTagExifColorSpa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002</text:p>
          </table:table-cell>
          <table:table-cell office:value-type="float" office:value="40962" table:formula="of:=HEX2DEC(RIGHT([.A203];4))" table:style-name="ce1">
            <text:p>40962</text:p>
          </table:table-cell>
          <table:table-cell office:value-type="string" table:style-name="ce1">
            <text:p>PropertyTagExifPixXDi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003</text:p>
          </table:table-cell>
          <table:table-cell office:value-type="float" office:value="40963" table:formula="of:=HEX2DEC(RIGHT([.A204];4))" table:style-name="ce1">
            <text:p>40963</text:p>
          </table:table-cell>
          <table:table-cell office:value-type="string" table:style-name="ce1">
            <text:p>PropertyTagExifPixYDi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004</text:p>
          </table:table-cell>
          <table:table-cell office:value-type="float" office:value="40964" table:formula="of:=HEX2DEC(RIGHT([.A205];4))" table:style-name="ce1">
            <text:p>40964</text:p>
          </table:table-cell>
          <table:table-cell office:value-type="string" table:style-name="ce1">
            <text:p>PropertyTagExifRelatedWa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005</text:p>
          </table:table-cell>
          <table:table-cell office:value-type="float" office:value="40965" table:formula="of:=HEX2DEC(RIGHT([.A206];4))" table:style-name="ce1">
            <text:p>40965</text:p>
          </table:table-cell>
          <table:table-cell office:value-type="string" table:style-name="ce1">
            <text:p>PropertyTagExifIntero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0B</text:p>
          </table:table-cell>
          <table:table-cell office:value-type="float" office:value="41483" table:formula="of:=HEX2DEC(RIGHT([.A207];4))" table:style-name="ce1">
            <text:p>41483</text:p>
          </table:table-cell>
          <table:table-cell office:value-type="string" table:style-name="ce1">
            <text:p>PropertyTagExifFlashEner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0C</text:p>
          </table:table-cell>
          <table:table-cell office:value-type="float" office:value="41484" table:formula="of:=HEX2DEC(RIGHT([.A208];4))" table:style-name="ce1">
            <text:p>41484</text:p>
          </table:table-cell>
          <table:table-cell office:value-type="string" table:style-name="ce1">
            <text:p>PropertyTagExifSpatialF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0E</text:p>
          </table:table-cell>
          <table:table-cell office:value-type="float" office:value="41486" table:formula="of:=HEX2DEC(RIGHT([.A209];4))" table:style-name="ce1">
            <text:p>41486</text:p>
          </table:table-cell>
          <table:table-cell office:value-type="string" table:style-name="ce1">
            <text:p>PropertyTagExifFocalX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0F</text:p>
          </table:table-cell>
          <table:table-cell office:value-type="float" office:value="41487" table:formula="of:=HEX2DEC(RIGHT([.A210];4))" table:style-name="ce1">
            <text:p>41487</text:p>
          </table:table-cell>
          <table:table-cell office:value-type="string" table:style-name="ce1">
            <text:p>PropertyTagExifFocalY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10</text:p>
          </table:table-cell>
          <table:table-cell office:value-type="float" office:value="41488" table:formula="of:=HEX2DEC(RIGHT([.A211];4))" table:style-name="ce1">
            <text:p>41488</text:p>
          </table:table-cell>
          <table:table-cell office:value-type="string" table:style-name="ce1">
            <text:p>PropertyTagExifFocalResUn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14</text:p>
          </table:table-cell>
          <table:table-cell office:value-type="float" office:value="41492" table:formula="of:=HEX2DEC(RIGHT([.A212];4))" table:style-name="ce1">
            <text:p>41492</text:p>
          </table:table-cell>
          <table:table-cell office:value-type="string" table:style-name="ce1">
            <text:p>PropertyTagExifSubjectLo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15</text:p>
          </table:table-cell>
          <table:table-cell office:value-type="float" office:value="41493" table:formula="of:=HEX2DEC(RIGHT([.A213];4))" table:style-name="ce1">
            <text:p>41493</text:p>
          </table:table-cell>
          <table:table-cell office:value-type="string" table:style-name="ce1">
            <text:p>PropertyTagExifExposureInd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217</text:p>
          </table:table-cell>
          <table:table-cell office:value-type="float" office:value="41495" table:formula="of:=HEX2DEC(RIGHT([.A214];4))" table:style-name="ce1">
            <text:p>41495</text:p>
          </table:table-cell>
          <table:table-cell office:value-type="string" table:style-name="ce1">
            <text:p>PropertyTagExifSensingMetho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300</text:p>
          </table:table-cell>
          <table:table-cell office:value-type="float" office:value="41728" table:formula="of:=HEX2DEC(RIGHT([.A215];4))" table:style-name="ce1">
            <text:p>41728</text:p>
          </table:table-cell>
          <table:table-cell office:value-type="string" table:style-name="ce1">
            <text:p>PropertyTagExifFileSour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301</text:p>
          </table:table-cell>
          <table:table-cell office:value-type="float" office:value="41729" table:formula="of:=HEX2DEC(RIGHT([.A216];4))" table:style-name="ce1">
            <text:p>41729</text:p>
          </table:table-cell>
          <table:table-cell office:value-type="string" table:style-name="ce1">
            <text:p>PropertyTagExifSceneTyp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xA302</text:p>
          </table:table-cell>
          <table:table-cell office:value-type="float" office:value="41730" table:formula="of:=HEX2DEC(RIGHT([.A217];4))" table:style-name="ce1">
            <text:p>41730</text:p>
          </table:table-cell>
          <table:table-cell office:value-type="string" table:style-name="ce1">
            <text:p>PropertyTagExifCfaPattern</text:p>
          </table:table-cell>
          <table:table-cell table:number-columns-repeated="16381"/>
        </table:table-row>
        <table:table-row table:number-rows-repeated="10483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varo Villaverde Prado</meta:initial-creator>
    <dc:creator>Alvaro Villaverde Prado</dc:creator>
    <meta:creation-date>2019-02-23T21:07:39Z</meta:creation-date>
    <dc:date>2019-03-24T17:45:45Z</dc:date>
    <meta:editing-cycles>1</meta:editing-cycles>
    <meta:editing-duration>PT14777S</meta:editing-duration>
  </office:meta>
</office:document-meta>
</file>